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aven Pro" svg:font-family="Maven Pro"/>
  </office:font-face-decls>
  <office:automatic-styles>
    <style:style style:name="P1" style:family="paragraph" style:parent-style-name="Title" style:master-page-name="Standard">
      <style:paragraph-properties fo:text-align="center" fo:break-before="auto" fo:text-indent="-1.032cm" fo:line-height="100%" fo:margin-left="-1.296cm" style:writing-mode="lr-tb"/>
    </style:style>
    <style:style style:name="T1_1" style:family="text">
      <style:text-properties style:font-name="Maven Pro" style:font-name-asian="Maven Pro" style:font-name-complex="Maven Pro"/>
    </style:style>
    <style:style style:name="T1_2" style:family="text">
      <style:text-properties style:font-name="Maven Pro" style:font-name-asian="Maven Pro" style:font-name-complex="Maven Pro"/>
    </style:style>
    <style:style style:name="T1_3" style:family="text">
      <style:text-properties style:font-name="Maven Pro" style:font-name-asian="Maven Pro" style:font-name-complex="Maven Pro"/>
    </style:style>
    <style:style style:name="T1_4" style:family="text">
      <style:text-properties style:font-name="Maven Pro" style:font-name-asian="Maven Pro" style:font-name-complex="Maven Pro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00%" fo:border-bottom="#808080 0.053cm solid" fo:margin-left="-1.032cm" fo:margin-right="-1.032cm" style:writing-mode="lr-tb"/>
    </style:style>
    <style:style style:name="T2_1" style:family="text"/>
    <style:style style:name="T2_2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3" style:family="text"/>
    <style:style style:name="T2_4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5" style:family="text"/>
    <style:style style:name="T2_6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7" style:family="text"/>
    <style:style style:name="T2_8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9" style:family="text"/>
    <style:style style:name="T2_10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11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2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3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4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5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6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7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P3" style:family="paragraph" style:parent-style-name="Standard">
      <style:paragraph-properties fo:text-align="center" fo:break-before="auto" fo:text-indent="0cm" fo:line-height="100%" fo:margin-left="-1.032cm" fo:margin-right="-1.032cm" style:writing-mode="lr-tb"/>
      <style:text-properties style:font-name="Maven Pro" style:font-name-asian="Maven Pro" style:font-name-complex="Maven Pro"/>
    </style:style>
    <style:style style:name="P4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Maven Pro" style:font-name-asian="Maven Pro" style:font-name-complex="Maven Pro"/>
    </style:style>
    <style:style style:name="P5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5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5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5_3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5_4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6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7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7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Maven Pro" fo:font-size="12pt" style:font-name-asian="Maven Pro" style:font-size-asian="12pt" style:font-name-complex="Maven Pro" style:font-size-complex="12pt"/>
    </style:style>
    <style:style style:name="P8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8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8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9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9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9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9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0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0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1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1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2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12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3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14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14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5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6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6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P17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7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8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8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8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9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19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9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0" style:family="paragraph" style:parent-style-name="Standard">
      <style:paragraph-properties fo:text-align="justify" fo:break-before="auto" fo:line-height="100%" fo:margin-right="-1.032cm" style:writing-mode="lr-tb"/>
      <style:text-properties style:font-name="Maven Pro" style:font-name-asian="Maven Pro" style:font-name-complex="Maven Pro"/>
    </style:style>
    <style:style style:name="P21" style:family="paragraph" style:parent-style-name="Standard">
      <style:paragraph-properties fo:text-align="justify" fo:break-before="auto" fo:text-indent="-1.032cm" fo:line-height="100%" fo:margin-right="-1.032cm" style:writing-mode="lr-tb"/>
    </style:style>
    <style:style style:name="T21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21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21_3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21_4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21_5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21_6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22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2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2_33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2_3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2_35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2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3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3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4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4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4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4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5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5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5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5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6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6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6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6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6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6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6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6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7" style:family="text"/>
    <style:style style:name="T26_38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6_39" style:family="text"/>
    <style:style style:name="T26_4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6_41" style:family="text"/>
    <style:style style:name="T26_4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6_43" style:family="text"/>
    <style:style style:name="T26_4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6_45" style:family="text"/>
    <style:style style:name="T26_4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6_47" style:family="text"/>
    <style:style style:name="T26_48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6_49" style:family="text"/>
    <style:style style:name="T26_5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6_51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P27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7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7_21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7_2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7_23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7_2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7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8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8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8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8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8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8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7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18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19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2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21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2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23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2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9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29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21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3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5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6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0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Maven Pro" fo:font-size="12pt" style:font-name-asian="Maven Pro" style:font-size-asian="12pt" style:font-name-complex="Maven Pro" style:font-size-complex="12pt"/>
    </style:style>
    <style:style style:name="P31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31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31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32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10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1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9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3" style:family="paragraph" style:parent-style-name="Standard">
      <style:paragraph-properties fo:text-align="justify" fo:break-before="auto" fo:line-height="100%" fo:margin-right="-1.032cm" style:writing-mode="lr-tb"/>
      <style:text-properties style:font-name="Maven Pro" style:font-name-asian="Maven Pro" style:font-name-complex="Maven Pro"/>
    </style:style>
    <style:style style:name="P34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34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34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34_3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34_4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34_5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35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5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6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6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10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1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7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7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10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8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8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9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39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40" style:family="paragraph" style:parent-style-name="Standard">
      <style:paragraph-properties fo:text-align="justify" fo:break-before="auto" fo:line-height="100%" fo:margin-right="-1.032cm" style:writing-mode="lr-tb"/>
      <style:text-properties style:font-name="Maven Pro" style:font-name-asian="Maven Pro" style:font-name-complex="Maven Pro"/>
    </style:style>
    <style:style style:name="P41" style:family="paragraph" style:parent-style-name="Standard">
      <style:paragraph-properties fo:text-align="justify" fo:break-before="auto" fo:text-indent="0cm" fo:line-height="100%" fo:margin-left="-1.296cm" fo:margin-right="-1.032cm" style:writing-mode="lr-tb"/>
    </style:style>
    <style:style style:name="T41_1" style:family="text">
      <style:text-properties style:font-name="Maven Pro" style:font-name-asian="Maven Pro" style:font-name-complex="Maven Pro"/>
    </style:style>
    <style:style style:name="T41_2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41_3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41_4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41_5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42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42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2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2_3" style:family="text"/>
    <style:style style:name="T42_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2_5" style:family="text"/>
    <style:style style:name="T42_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2_7" style:family="text"/>
    <style:style style:name="T42_8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2_9" style:family="text"/>
    <style:style style:name="T42_1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2_11" style:family="text"/>
    <style:style style:name="T42_1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2_13" style:family="text"/>
    <style:style style:name="T42_1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2_15" style:family="text"/>
    <style:style style:name="T42_1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P43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43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3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3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3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3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44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44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45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45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5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5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4" style:family="text">
      <style:text-properties style:font-name="Maven Pro" fo:font-size="12pt" style:font-name-asian="Maven Pro" style:font-size-asian="12pt" style:font-name-complex="Maven Pro" style:font-size-complex="12pt"/>
    </style:style>
  </office:automatic-styles>
  <office:body>
    <office:text>
      <text:p text:style-name="P1"><text:bookmark-start text:name="h.n839fdmpzb09"/><text:bookmark-end text:name="h.n839fdmpzb09"/><text:span text:style-name="T1_1"><text:s text:c="5"/></text:span><text:span text:style-name="T1_2">Sricharan</text:span><text:span text:style-name="T1_3"><text:s/></text:span><text:span text:style-name="T1_4">Chiruvolu</text:span></text:p>
      <text:p text:style-name="P2"><text:span text:style-name="T2_1"><text:a xlink:type="simple" xlink:href="http://sricharan.xyz"><text:span text:style-name="T2_2">http</text:span></text:a></text:span><text:span text:style-name="T2_3"><text:a xlink:type="simple" xlink:href="http://sricharan.xyz"><text:span text:style-name="T2_4">://</text:span></text:a></text:span><text:span text:style-name="T2_5"><text:a xlink:type="simple" xlink:href="http://sricharan.xyz"><text:span text:style-name="T2_6">sricharan</text:span></text:a></text:span><text:span text:style-name="T2_7"><text:a xlink:type="simple" xlink:href="http://sricharan.xyz"><text:span text:style-name="T2_8">.</text:span></text:a></text:span><text:span text:style-name="T2_9"><text:a xlink:type="simple" xlink:href="http://sricharan.xyz"><text:span text:style-name="T2_10">xyz</text:span></text:a></text:span><text:span text:style-name="T2_11"><text:s/>|<text:s text:c="2"/></text:span><text:span text:style-name="T2_12">mail</text:span><text:span text:style-name="T2_13">@</text:span><text:span text:style-name="T2_14">sricharan</text:span><text:span text:style-name="T2_15">.</text:span><text:span text:style-name="T2_16">xyz</text:span><text:span text:style-name="T2_17"><text:s/>|<text:s/>+91<text:s/>9035<text:s/>886166</text:span></text:p>
      <text:p text:style-name="P3"/>
      <text:p text:style-name="P4"/>
      <text:p text:style-name="P5"><text:span text:style-name="T5_1">A</text:span><text:span text:style-name="T5_2">spirational</text:span><text:span text:style-name="T5_3"><text:s/></text:span><text:span text:style-name="T5_4">Focus</text:span></text:p>
      <text:p text:style-name="P6"><text:span text:style-name="T6_1">I</text:span><text:span text:style-name="T6_2"><text:s/></text:span><text:span text:style-name="T6_3">am</text:span><text:span text:style-name="T6_4"><text:s/></text:span><text:span text:style-name="T6_5">a</text:span><text:span text:style-name="T6_6"><text:s/></text:span><text:span text:style-name="T6_7">self</text:span><text:span text:style-name="T6_8">-</text:span><text:span text:style-name="T6_9">learner</text:span><text:span text:style-name="T6_10">,<text:s/></text:span><text:span text:style-name="T6_11">eager</text:span><text:span text:style-name="T6_12"><text:s/></text:span><text:span text:style-name="T6_13">to</text:span><text:span text:style-name="T6_14"><text:s/></text:span><text:span text:style-name="T6_15">work</text:span><text:span text:style-name="T6_16"><text:s/></text:span><text:span text:style-name="T6_17">on</text:span><text:span text:style-name="T6_18"><text:s/></text:span><text:span text:style-name="T6_19">any</text:span><text:span text:style-name="T6_20"><text:s/></text:span><text:span text:style-name="T6_21">platform</text:span><text:span text:style-name="T6_22"><text:s/></text:span><text:span text:style-name="T6_23">or</text:span><text:span text:style-name="T6_24"><text:s/></text:span><text:span text:style-name="T6_25">technology</text:span><text:span text:style-name="T6_26">.<text:s/></text:span><text:span text:style-name="T6_27">A</text:span><text:span text:style-name="T6_28"><text:s/></text:span><text:span text:style-name="T6_29">FOSS</text:span><text:span text:style-name="T6_30"><text:s/></text:span><text:span text:style-name="T6_31">enthusiast</text:span><text:span text:style-name="T6_32"><text:s/></text:span><text:span text:style-name="T6_33">and</text:span><text:span text:style-name="T6_34"><text:s/></text:span><text:span text:style-name="T6_35">aspiring</text:span><text:span text:style-name="T6_36"><text:s/></text:span><text:span text:style-name="T6_37">computer</text:span><text:span text:style-name="T6_38"><text:s/></text:span><text:span text:style-name="T6_39">science</text:span><text:span text:style-name="T6_40"><text:s/></text:span><text:span text:style-name="T6_41">engineer</text:span><text:span text:style-name="T6_42">.<text:s/></text:span><text:span text:style-name="T6_43">Ready</text:span><text:span text:style-name="T6_44"><text:s/></text:span><text:span text:style-name="T6_45">to</text:span><text:span text:style-name="T6_46"><text:s/></text:span><text:span text:style-name="T6_47">work</text:span><text:span text:style-name="T6_48"><text:s/></text:span><text:span text:style-name="T6_49">in</text:span><text:span text:style-name="T6_50"><text:s/></text:span><text:span text:style-name="T6_51">a</text:span><text:span text:style-name="T6_52"><text:s/></text:span><text:span text:style-name="T6_53">challenging</text:span><text:span text:style-name="T6_54"><text:s/></text:span><text:span text:style-name="T6_55">environment</text:span><text:span text:style-name="T6_56"><text:s/></text:span><text:span text:style-name="T6_57">which</text:span><text:span text:style-name="T6_58"><text:s/></text:span><text:span text:style-name="T6_59">provides</text:span><text:span text:style-name="T6_60"><text:s/></text:span><text:span text:style-name="T6_61">ample</text:span><text:span text:style-name="T6_62"><text:s/></text:span><text:span text:style-name="T6_63">learning</text:span><text:span text:style-name="T6_64"><text:s/></text:span><text:span text:style-name="T6_65">and</text:span><text:span text:style-name="T6_66"><text:s/></text:span><text:span text:style-name="T6_67">growth</text:span><text:span text:style-name="T6_68"><text:s/></text:span><text:span text:style-name="T6_69">opportunities</text:span><text:span text:style-name="T6_70">.</text:span></text:p>
      <text:p text:style-name="P7"/>
      <text:p text:style-name="P8"><text:span text:style-name="T8_1">I</text:span><text:span text:style-name="T8_2">nterests</text:span></text:p>
      <text:list text:style-name="LS1" xml:id="list0">
        <text:list-item>
          <text:p text:style-name="P9"><text:span text:style-name="T9_1">Application</text:span><text:span text:style-name="T9_2"><text:s/></text:span><text:span text:style-name="T9_3">development</text:span></text:p>
        </text:list-item>
        <text:list-item>
          <text:p text:style-name="P10"><text:span text:style-name="T10_1">Website</text:span><text:span text:style-name="T10_2"><text:s/></text:span><text:span text:style-name="T10_3">design</text:span><text:span text:style-name="T10_4"><text:s/></text:span><text:span text:style-name="T10_5">and</text:span><text:span text:style-name="T10_6"><text:s/></text:span><text:span text:style-name="T10_7">development</text:span></text:p>
        </text:list-item>
        <text:list-item>
          <text:p text:style-name="P11"><text:span text:style-name="T11_1">Free</text:span><text:span text:style-name="T11_2"><text:s/></text:span><text:span text:style-name="T11_3">and</text:span><text:span text:style-name="T11_4"><text:s/></text:span><text:span text:style-name="T11_5">open</text:span><text:span text:style-name="T11_6">-</text:span><text:span text:style-name="T11_7">source</text:span><text:span text:style-name="T11_8"><text:s/></text:span><text:span text:style-name="T11_9">software</text:span></text:p>
        </text:list-item>
        <text:list-item>
          <text:p text:style-name="P12"><text:span text:style-name="T12_1">Data</text:span><text:span text:style-name="T12_2"><text:s/></text:span><text:span text:style-name="T12_3">Structures</text:span><text:span text:style-name="T12_4"><text:s/></text:span><text:span text:style-name="T12_5">and</text:span><text:span text:style-name="T12_6"><text:s/></text:span><text:span text:style-name="T12_7">Algorithms</text:span></text:p>
        </text:list-item>
      </text:list>
      <text:p text:style-name="P13"/>
      <text:p text:style-name="P14"><text:span text:style-name="T14_1">E</text:span><text:span text:style-name="T14_2">ducation</text:span></text:p>
      <text:list text:style-name="LS2" xml:id="list4">
        <text:list-item>
          <text:p text:style-name="P15"><text:span text:style-name="T15_1">Pursing</text:span><text:span text:style-name="T15_2"><text:s/></text:span><text:span text:style-name="T15_3">B</text:span><text:span text:style-name="T15_4">.</text:span><text:span text:style-name="T15_5">Tech</text:span><text:span text:style-name="T15_6"><text:s/></text:span><text:span text:style-name="T15_7">in</text:span><text:span text:style-name="T15_8"><text:s/></text:span><text:span text:style-name="T15_9">Computer</text:span><text:span text:style-name="T15_10"><text:s/></text:span><text:span text:style-name="T15_11">Science</text:span><text:span text:style-name="T15_12"><text:s/></text:span><text:span text:style-name="T15_13">and</text:span><text:span text:style-name="T15_14"><text:s/></text:span><text:span text:style-name="T15_15">Engineering</text:span><text:span text:style-name="T15_16">,<text:s/></text:span><text:span text:style-name="T15_17">at</text:span><text:span text:style-name="T15_18"><text:s/></text:span><text:span text:style-name="T15_19">Amrita</text:span><text:span text:style-name="T15_20"><text:s/></text:span><text:span text:style-name="T15_21">School</text:span><text:span text:style-name="T15_22"><text:s/></text:span><text:span text:style-name="T15_23">of</text:span><text:span text:style-name="T15_24"><text:s/></text:span><text:span text:style-name="T15_25">Engineering</text:span><text:span text:style-name="T15_26">,<text:s/></text:span><text:span text:style-name="T15_27">Bangalore</text:span><text:span text:style-name="T15_28">,<text:s/></text:span><text:span text:style-name="T15_29">IN</text:span><text:span text:style-name="T15_30">.</text:span></text:p>
          <text:list>
            <text:list-item>
              <text:p text:style-name="P16"><text:span text:style-name="T16_1">Current</text:span><text:span text:style-name="T16_2"><text:s/></text:span><text:span text:style-name="T16_3">CGPA</text:span><text:span text:style-name="T16_4"><text:s/>(</text:span><text:span text:style-name="T16_5">upto</text:span><text:span text:style-name="T16_6"><text:s/>6</text:span><text:span text:style-name="T16_7">th</text:span><text:span text:style-name="T16_8"><text:s/></text:span><text:span text:style-name="T16_9">semester</text:span><text:span text:style-name="T16_10">):<text:s/></text:span><text:span text:style-name="T16_11">8.71/<text:s/>10.00.</text:span></text:p>
            </text:list-item>
            <text:list-item>
              <text:p text:style-name="P17"><text:span text:style-name="T17_1">Expected</text:span><text:span text:style-name="T17_2"><text:s/></text:span><text:span text:style-name="T17_3">year</text:span><text:span text:style-name="T17_4"><text:s/></text:span><text:span text:style-name="T17_5">of</text:span><text:span text:style-name="T17_6"><text:s/></text:span><text:span text:style-name="T17_7">graduation</text:span><text:span text:style-name="T17_8">:<text:s/>2016</text:span></text:p>
            </text:list-item>
          </text:list>
        </text:list-item>
        <text:list-item>
          <text:p text:style-name="P18"><text:span text:style-name="T18_1">Passed</text:span><text:span text:style-name="T18_2"><text:s/></text:span><text:span text:style-name="T18_3">Class</text:span><text:span text:style-name="T18_4"><text:s/>12<text:s/></text:span><text:span text:style-name="T18_5">from</text:span><text:span text:style-name="T18_6"><text:s/></text:span><text:span text:style-name="T18_7">NRI</text:span><text:span text:style-name="T18_8"><text:s/></text:span><text:span text:style-name="T18_9">Junior</text:span><text:span text:style-name="T18_10"><text:s/></text:span><text:span text:style-name="T18_11">college</text:span><text:span text:style-name="T18_12">,<text:s/></text:span><text:span text:style-name="T18_13">Hyderabad</text:span><text:span text:style-name="T18_14"><text:s/></text:span><text:span text:style-name="T18_15">with</text:span><text:span text:style-name="T18_16"><text:s/></text:span><text:span text:style-name="T18_17">percentage</text:span><text:span text:style-name="T18_18"><text:s/></text:span><text:span text:style-name="T18_19">of</text:span><text:span text:style-name="T18_20"><text:s/></text:span><text:span text:style-name="T18_21">91.8%</text:span><text:span text:style-name="T18_22">.</text:span></text:p>
        </text:list-item>
        <text:list-item>
          <text:p text:style-name="P19"><text:span text:style-name="T19_1">Passed</text:span><text:span text:style-name="T19_2"><text:s/></text:span><text:span text:style-name="T19_3">Class</text:span><text:span text:style-name="T19_4"><text:s/>10<text:s/></text:span><text:span text:style-name="T19_5">from</text:span><text:span text:style-name="T19_6"><text:s/></text:span><text:span text:style-name="T19_7">Kendriya</text:span><text:span text:style-name="T19_8"><text:s/></text:span><text:span text:style-name="T19_9">Vidyalaya</text:span><text:span text:style-name="T19_10">,<text:s/></text:span><text:span text:style-name="T19_11">Hyderabad</text:span><text:span text:style-name="T19_12"><text:s/></text:span><text:span text:style-name="T19_13">with</text:span><text:span text:style-name="T19_14"><text:s/></text:span><text:span text:style-name="T19_15">CGPA</text:span><text:span text:style-name="T19_16"><text:s/></text:span><text:span text:style-name="T19_17">of</text:span><text:span text:style-name="T19_18"><text:s/></text:span><text:span text:style-name="T19_19">9.60/<text:s/>10.00</text:span><text:span text:style-name="T19_20">.</text:span></text:p>
        </text:list-item>
      </text:list>
      <text:p text:style-name="P20"/>
      <text:p text:style-name="P21"><text:span text:style-name="T21_1">P</text:span><text:span text:style-name="T21_2">rojects</text:span><text:span text:style-name="T21_3"><text:s/></text:span><text:span text:style-name="T21_4">and</text:span><text:span text:style-name="T21_5"><text:s/></text:span><text:span text:style-name="T21_6">Internships</text:span></text:p>
      <text:list text:style-name="LS3" xml:id="list9">
        <text:list-item>
          <text:p text:style-name="P22"><text:span text:style-name="T22_1">Google</text:span><text:span text:style-name="T22_2"><text:s/></text:span><text:span text:style-name="T22_3">Summer</text:span><text:span text:style-name="T22_4"><text:s/></text:span><text:span text:style-name="T22_5">of</text:span><text:span text:style-name="T22_6"><text:s/></text:span><text:span text:style-name="T22_7">Code</text:span><text:span text:style-name="T22_8">’15</text:span><text:span text:style-name="T22_9">:<text:s/></text:span><text:span text:style-name="T22_10">Accepted</text:span><text:span text:style-name="T22_11"><text:s/></text:span><text:span text:style-name="T22_12">for</text:span><text:span text:style-name="T22_13"><text:s/></text:span><text:span text:style-name="T22_14">GSoC</text:span><text:span text:style-name="T22_15">’15<text:s/></text:span><text:span text:style-name="T22_16">program</text:span><text:span text:style-name="T22_17">.<text:s/></text:span><text:span text:style-name="T22_18">Assigned</text:span><text:span text:style-name="T22_19"><text:s/></text:span><text:span text:style-name="T22_20">to</text:span><text:span text:style-name="T22_21"><text:s/></text:span><text:span text:style-name="T22_22">write</text:span><text:span text:style-name="T22_23"><text:s/></text:span><text:span text:style-name="T22_24">open</text:span><text:span text:style-name="T22_25">-</text:span><text:span text:style-name="T22_26">source</text:span><text:span text:style-name="T22_27"><text:s/></text:span><text:span text:style-name="T22_28">code</text:span><text:span text:style-name="T22_29"><text:s/></text:span><text:span text:style-name="T22_30">for</text:span><text:span text:style-name="T22_31"><text:s/></text:span><text:span text:style-name="T22_32">Copyleft</text:span><text:span text:style-name="T22_33"><text:s/></text:span><text:span text:style-name="T22_34">Games</text:span><text:span text:style-name="T22_35"><text:s/></text:span><text:span text:style-name="T22_36">in</text:span><text:span text:style-name="T22_37"><text:s/></text:span><text:span text:style-name="T22_38">association</text:span><text:span text:style-name="T22_39"><text:s/></text:span><text:span text:style-name="T22_40">with</text:span><text:span text:style-name="T22_41"><text:s/></text:span><text:span text:style-name="T22_42">Google</text:span><text:span text:style-name="T22_43"><text:s/></text:span><text:span text:style-name="T22_44">Inc</text:span><text:span text:style-name="T22_45">.<text:s/></text:span><text:span text:style-name="T22_46">The</text:span><text:span text:style-name="T22_47"><text:s/></text:span><text:span text:style-name="T22_48">goal</text:span><text:span text:style-name="T22_49"><text:s/></text:span><text:span text:style-name="T22_50">of</text:span><text:span text:style-name="T22_51"><text:s/></text:span><text:span text:style-name="T22_52">this</text:span><text:span text:style-name="T22_53"><text:s/></text:span><text:span text:style-name="T22_54">project</text:span><text:span text:style-name="T22_55"><text:s/></text:span><text:span text:style-name="T22_56">was</text:span><text:span text:style-name="T22_57"><text:s/></text:span><text:span text:style-name="T22_58">to</text:span><text:span text:style-name="T22_59"><text:s/></text:span><text:span text:style-name="T22_60">improve</text:span><text:span text:style-name="T22_61"><text:s/></text:span><text:span text:style-name="T22_62">the</text:span><text:span text:style-name="T22_63"><text:s/></text:span><text:span text:style-name="T22_64">lighting</text:span><text:span text:style-name="T22_65"><text:s/></text:span><text:span text:style-name="T22_66">system</text:span><text:span text:style-name="T22_67"><text:s/></text:span><text:span text:style-name="T22_68">of</text:span><text:span text:style-name="T22_69"><text:s/></text:span><text:span text:style-name="T22_70">Pysoy</text:span><text:span text:style-name="T22_71">,<text:s/></text:span><text:span text:style-name="T22_72">with</text:span><text:span text:style-name="T22_73"><text:s/></text:span><text:span text:style-name="T22_74">support</text:span><text:span text:style-name="T22_75"><text:s/></text:span><text:span text:style-name="T22_76">for</text:span><text:span text:style-name="T22_77"><text:s/></text:span><text:span text:style-name="T22_78">Point</text:span><text:span text:style-name="T22_79">,<text:s/></text:span><text:span text:style-name="T22_80">directional</text:span><text:span text:style-name="T22_81">,<text:s/></text:span><text:span text:style-name="T22_82">spot</text:span><text:span text:style-name="T22_83"><text:s/></text:span><text:span text:style-name="T22_84">and</text:span><text:span text:style-name="T22_85"><text:s/></text:span><text:span text:style-name="T22_86">ambient</text:span><text:span text:style-name="T22_87"><text:s/></text:span><text:span text:style-name="T22_88">lights</text:span><text:span text:style-name="T22_89">.<text:s/></text:span><text:span text:style-name="T22_90">The</text:span><text:span text:style-name="T22_91"><text:s/></text:span><text:span text:style-name="T22_92">project</text:span><text:span text:style-name="T22_93"><text:s/></text:span><text:span text:style-name="T22_94">was</text:span><text:span text:style-name="T22_95"><text:s/></text:span><text:span text:style-name="T22_96">also</text:span><text:span text:style-name="T22_97"><text:s/></text:span><text:span text:style-name="T22_98">aimed</text:span><text:span text:style-name="T22_99"><text:s/></text:span><text:span text:style-name="T22_100">to</text:span><text:span text:style-name="T22_101"><text:s/></text:span><text:span text:style-name="T22_102">implement</text:span><text:span text:style-name="T22_103"><text:s/></text:span><text:span text:style-name="T22_104">an</text:span><text:span text:style-name="T22_105"><text:s/></text:span><text:span text:style-name="T22_106">optimized</text:span><text:span text:style-name="T22_107"><text:s/></text:span><text:span text:style-name="T22_108">shadow</text:span><text:span text:style-name="T22_109"><text:s/></text:span><text:span text:style-name="T22_110">mapping</text:span><text:span text:style-name="T22_111"><text:s/></text:span><text:span text:style-name="T22_112">mechanism</text:span><text:span text:style-name="T22_113">(</text:span><text:span text:style-name="T22_114">CSM</text:span><text:span text:style-name="T22_115"><text:s/></text:span><text:span text:style-name="T22_116">based</text:span><text:span text:style-name="T22_117">)<text:s/></text:span><text:span text:style-name="T22_118">with</text:span><text:span text:style-name="T22_119"><text:s/></text:span><text:span text:style-name="T22_120">an</text:span><text:span text:style-name="T22_121"><text:s/></text:span><text:span text:style-name="T22_122">option</text:span><text:span text:style-name="T22_123"><text:s/></text:span><text:span text:style-name="T22_124">to</text:span><text:span text:style-name="T22_125"><text:s/></text:span><text:span text:style-name="T22_126">toggle</text:span><text:span text:style-name="T22_127"><text:s/></text:span><text:span text:style-name="T22_128">it</text:span><text:span text:style-name="T22_129"><text:s/></text:span><text:span text:style-name="T22_130">based</text:span><text:span text:style-name="T22_131"><text:s/></text:span><text:span text:style-name="T22_132">on</text:span><text:span text:style-name="T22_133"><text:s/></text:span><text:span text:style-name="T22_134">the</text:span><text:span text:style-name="T22_135"><text:s/></text:span><text:span text:style-name="T22_136">GPU</text:span><text:span text:style-name="T22_137"><text:s/></text:span><text:span text:style-name="T22_138">system</text:span><text:span text:style-name="T22_139"><text:s/></text:span><text:span text:style-name="T22_140">used</text:span><text:span text:style-name="T22_141">.</text:span></text:p>
        </text:list-item>
        <text:list-item>
          <text:p text:style-name="P23"><text:span text:style-name="T23_1">RayBox</text:span><text:span text:style-name="T23_2">:<text:s/></text:span><text:span text:style-name="T23_3">An</text:span><text:span text:style-name="T23_4"><text:s/></text:span><text:span text:style-name="T23_5">image</text:span><text:span text:style-name="T23_6"><text:s/></text:span><text:span text:style-name="T23_7">synthesis</text:span><text:span text:style-name="T23_8"><text:s/></text:span><text:span text:style-name="T23_9">system</text:span><text:span text:style-name="T23_10"><text:s/></text:span><text:span text:style-name="T23_11">based</text:span><text:span text:style-name="T23_12"><text:s/></text:span><text:span text:style-name="T23_13">on</text:span><text:span text:style-name="T23_14"><text:s/></text:span><text:span text:style-name="T23_15">ray</text:span><text:span text:style-name="T23_16">-</text:span><text:span text:style-name="T23_17">tracing</text:span><text:span text:style-name="T23_18"><text:s/></text:span><text:span text:style-name="T23_19">which</text:span><text:span text:style-name="T23_20"><text:s/></text:span><text:span text:style-name="T23_21">includes</text:span><text:span text:style-name="T23_22"><text:s/></text:span><text:span text:style-name="T23_23">reflections</text:span><text:span text:style-name="T23_24">,<text:s/></text:span><text:span text:style-name="T23_25">refractions</text:span><text:span text:style-name="T23_26">,<text:s/></text:span><text:span text:style-name="T23_27">soft</text:span><text:span text:style-name="T23_28"><text:s/></text:span><text:span text:style-name="T23_29">shadows</text:span><text:span text:style-name="T23_30"><text:s/></text:span><text:span text:style-name="T23_31">and</text:span><text:span text:style-name="T23_32"><text:s/></text:span><text:span text:style-name="T23_33">depth</text:span><text:span text:style-name="T23_34"><text:s/></text:span><text:span text:style-name="T23_35">of</text:span><text:span text:style-name="T23_36"><text:s/></text:span><text:span text:style-name="T23_37">field</text:span><text:span text:style-name="T23_38">.</text:span></text:p>
        </text:list-item>
        <text:list-item>
          <text:p text:style-name="P24"><text:span text:style-name="T24_1">ClassBox</text:span><text:span text:style-name="T24_2">:</text:span><text:span text:style-name="T24_3"><text:s/></text:span><text:span text:style-name="T24_4">A</text:span><text:span text:style-name="T24_5"><text:s/></text:span><text:span text:style-name="T24_6">complete</text:span><text:span text:style-name="T24_7"><text:s/></text:span><text:span text:style-name="T24_8">productivity</text:span><text:span text:style-name="T24_9"><text:s/></text:span><text:span text:style-name="T24_10">suite</text:span><text:span text:style-name="T24_11"><text:s/></text:span><text:span text:style-name="T24_12">for</text:span><text:span text:style-name="T24_13"><text:s/></text:span><text:span text:style-name="T24_14">schools</text:span><text:span text:style-name="T24_15"><text:s/></text:span><text:span text:style-name="T24_16">and</text:span><text:span text:style-name="T24_17"><text:s/></text:span><text:span text:style-name="T24_18">colleges</text:span><text:span text:style-name="T24_19"><text:s/></text:span><text:span text:style-name="T24_20">to</text:span><text:span text:style-name="T24_21"><text:s/></text:span><text:span text:style-name="T24_22">interact</text:span><text:span text:style-name="T24_23"><text:s/></text:span><text:span text:style-name="T24_24">effectively</text:span><text:span text:style-name="T24_25">.<text:s/></text:span><text:span text:style-name="T24_26">Features</text:span><text:span text:style-name="T24_27"><text:s/></text:span><text:span text:style-name="T24_28">include</text:span><text:span text:style-name="T24_29"><text:s/></text:span><text:span text:style-name="T24_30">an</text:span><text:span text:style-name="T24_31"><text:s/></text:span><text:span text:style-name="T24_32">interactive</text:span><text:span text:style-name="T24_33"><text:s/></text:span><text:span text:style-name="T24_34">drawing</text:span><text:span text:style-name="T24_35"><text:s/></text:span><text:span text:style-name="T24_36">board</text:span><text:span text:style-name="T24_37">,<text:s/></text:span><text:span text:style-name="T24_38">chat</text:span><text:span text:style-name="T24_39"><text:s/></text:span><text:span text:style-name="T24_40">rooms</text:span><text:span text:style-name="T24_41">,<text:s/></text:span><text:span text:style-name="T24_42">dedicated</text:span><text:span text:style-name="T24_43"><text:s/></text:span><text:span text:style-name="T24_44">forums</text:span><text:span text:style-name="T24_45">,<text:s/></text:span><text:span text:style-name="T24_46">quiz</text:span><text:span text:style-name="T24_47"><text:s/></text:span><text:span text:style-name="T24_48">generation</text:span><text:span text:style-name="T24_49"><text:s/></text:span><text:span text:style-name="T24_50">and</text:span><text:span text:style-name="T24_51"><text:s/></text:span><text:span text:style-name="T24_52">analytics</text:span><text:span text:style-name="T24_53">,<text:s/></text:span><text:span text:style-name="T24_54">push</text:span><text:span text:style-name="T24_55"><text:s/></text:span><text:span text:style-name="T24_56">notifications</text:span><text:span text:style-name="T24_57"><text:s/></text:span><text:span text:style-name="T24_58">e</text:span><text:span text:style-name="T24_59">.</text:span><text:span text:style-name="T24_60">t</text:span><text:span text:style-name="T24_61">.</text:span><text:span text:style-name="T24_62">c</text:span><text:span text:style-name="T24_63">.</text:span></text:p>
        </text:list-item>
        <text:list-item>
          <text:p text:style-name="P25"><text:span text:style-name="T25_1">ClubBox</text:span><text:span text:style-name="T25_2">:</text:span><text:span text:style-name="T25_3"><text:s/></text:span><text:span text:style-name="T25_4">A</text:span><text:span text:style-name="T25_5"><text:s/></text:span><text:span text:style-name="T25_6">python</text:span><text:span text:style-name="T25_7"><text:s/></text:span><text:span text:style-name="T25_8">based</text:span><text:span text:style-name="T25_9"><text:s/></text:span><text:span text:style-name="T25_10">club</text:span><text:span text:style-name="T25_11"><text:s/></text:span><text:span text:style-name="T25_12">management</text:span><text:span text:style-name="T25_13"><text:s/></text:span><text:span text:style-name="T25_14">system</text:span><text:span text:style-name="T25_15"><text:s/></text:span><text:span text:style-name="T25_16">where</text:span><text:span text:style-name="T25_17"><text:s/></text:span><text:span text:style-name="T25_18">club</text:span><text:span text:style-name="T25_19"><text:s/></text:span><text:span text:style-name="T25_20">in</text:span><text:span text:style-name="T25_21"><text:s/></text:span><text:span text:style-name="T25_22">charges</text:span><text:span text:style-name="T25_23"><text:s/></text:span><text:span text:style-name="T25_24">and</text:span><text:span text:style-name="T25_25"><text:s/></text:span><text:span text:style-name="T25_26">faculty</text:span><text:span text:style-name="T25_27"><text:s/></text:span><text:span text:style-name="T25_28">can</text:span><text:span text:style-name="T25_29"><text:s/></text:span><text:span text:style-name="T25_30">interact</text:span><text:span text:style-name="T25_31"><text:s/></text:span><text:span text:style-name="T25_32">with</text:span><text:span text:style-name="T25_33"><text:s/></text:span><text:span text:style-name="T25_34">the</text:span><text:span text:style-name="T25_35"><text:s/></text:span><text:span text:style-name="T25_36">club</text:span><text:span text:style-name="T25_37"><text:s/></text:span><text:span text:style-name="T25_38">executives</text:span><text:span text:style-name="T25_39"><text:s/></text:span><text:span text:style-name="T25_40">and</text:span><text:span text:style-name="T25_41"><text:s/></text:span><text:span text:style-name="T25_42">organized</text:span><text:span text:style-name="T25_43"><text:s/></text:span><text:span text:style-name="T25_44">events</text:span><text:span text:style-name="T25_45"><text:s/></text:span><text:span text:style-name="T25_46">effectively</text:span><text:span text:style-name="T25_47">.</text:span></text:p>
        </text:list-item>
        <text:list-item>
          <text:p text:style-name="P26"><text:span text:style-name="T26_1">Other</text:span><text:span text:style-name="T26_2"><text:s/></text:span><text:span text:style-name="T26_3">Hobby</text:span><text:span text:style-name="T26_4"><text:s/></text:span><text:span text:style-name="T26_5">Projects</text:span><text:span text:style-name="T26_6">:<text:s/></text:span><text:span text:style-name="T26_7">A</text:span><text:span text:style-name="T26_8"><text:s/></text:span><text:span text:style-name="T26_9">few</text:span><text:span text:style-name="T26_10"><text:s/></text:span><text:span text:style-name="T26_11">hobby</text:span><text:span text:style-name="T26_12"><text:s/></text:span><text:span text:style-name="T26_13">projects</text:span><text:span text:style-name="T26_14"><text:s/></text:span><text:span text:style-name="T26_15">on</text:span><text:span text:style-name="T26_16"><text:s/></text:span><text:span text:style-name="T26_17">various</text:span><text:span text:style-name="T26_18"><text:s/></text:span><text:span text:style-name="T26_19">aspects</text:span><text:span text:style-name="T26_20"><text:s/></text:span><text:span text:style-name="T26_21">of</text:span><text:span text:style-name="T26_22"><text:s/></text:span><text:span text:style-name="T26_23">computer</text:span><text:span text:style-name="T26_24"><text:s/></text:span><text:span text:style-name="T26_25">science</text:span><text:span text:style-name="T26_26"><text:s/></text:span><text:span text:style-name="T26_27">and</text:span><text:span text:style-name="T26_28"><text:s/></text:span><text:span text:style-name="T26_29">engineering</text:span><text:span text:style-name="T26_30"><text:s/></text:span><text:span text:style-name="T26_31">are</text:span><text:span text:style-name="T26_32"><text:s/></text:span><text:span text:style-name="T26_33">hosted</text:span><text:span text:style-name="T26_34"><text:s/></text:span><text:span text:style-name="T26_35">at</text:span><text:span text:style-name="T26_36"><text:s/></text:span><text:span text:style-name="T26_37"><text:a xlink:type="simple" xlink:href="http://github.com/sricharanized"><text:span text:style-name="T26_38">http</text:span></text:a></text:span><text:span text:style-name="T26_39"><text:a xlink:type="simple" xlink:href="http://github.com/sricharanized"><text:span text:style-name="T26_40">://</text:span></text:a></text:span><text:span text:style-name="T26_41"><text:a xlink:type="simple" xlink:href="http://github.com/sricharanized"><text:span text:style-name="T26_42">github</text:span></text:a></text:span><text:span text:style-name="T26_43"><text:a xlink:type="simple" xlink:href="http://github.com/sricharanized"><text:span text:style-name="T26_44">.</text:span></text:a></text:span><text:span text:style-name="T26_45"><text:a xlink:type="simple" xlink:href="http://github.com/sricharanized"><text:span text:style-name="T26_46">com</text:span></text:a></text:span><text:span text:style-name="T26_47"><text:a xlink:type="simple" xlink:href="http://github.com/sricharanized"><text:span text:style-name="T26_48">/</text:span></text:a></text:span><text:span text:style-name="T26_49"><text:a xlink:type="simple" xlink:href="http://github.com/sricharanized"><text:span text:style-name="T26_50">sricharanized</text:span></text:a></text:span><text:span text:style-name="T26_51">.</text:span></text:p>
        </text:list-item>
        <text:list-item>
          <text:p text:style-name="P27"><text:span text:style-name="T27_1">Linux</text:span><text:span text:style-name="T27_2"><text:s/></text:span><text:span text:style-name="T27_3">Course</text:span><text:span text:style-name="T27_4"><text:s/></text:span><text:span text:style-name="T27_5">Certificate</text:span><text:span text:style-name="T27_6">:</text:span><text:span text:style-name="T27_7"><text:s/></text:span><text:span text:style-name="T27_8">Awarded</text:span><text:span text:style-name="T27_9"><text:s/></text:span><text:span text:style-name="T27_10">an</text:span><text:span text:style-name="T27_11"><text:s/></text:span><text:span text:style-name="T27_12">Honor</text:span><text:span text:style-name="T27_13"><text:s/></text:span><text:span text:style-name="T27_14">code</text:span><text:span text:style-name="T27_15"><text:s/></text:span><text:span text:style-name="T27_16">certificate</text:span><text:span text:style-name="T27_17"><text:s/></text:span><text:span text:style-name="T27_18">from</text:span><text:span text:style-name="T27_19"><text:s/></text:span><text:span text:style-name="T27_20">The</text:span><text:span text:style-name="T27_21"><text:s/></text:span><text:span text:style-name="T27_22">Linux</text:span><text:span text:style-name="T27_23"><text:s/></text:span><text:span text:style-name="T27_24">Foundation</text:span><text:span text:style-name="T27_25"><text:s/></text:span><text:span text:style-name="T27_26">for</text:span><text:span text:style-name="T27_27"><text:s/></text:span><text:span text:style-name="T27_28">completing</text:span><text:span text:style-name="T27_29"><text:s/></text:span><text:span text:style-name="T27_30">an</text:span><text:span text:style-name="T27_31"><text:s/></text:span><text:span text:style-name="T27_32">introductory</text:span><text:span text:style-name="T27_33"><text:s/></text:span><text:span text:style-name="T27_34">course</text:span><text:span text:style-name="T27_35"><text:s/></text:span><text:span text:style-name="T27_36">in</text:span><text:span text:style-name="T27_37"><text:s/></text:span><text:span text:style-name="T27_38">Linux</text:span><text:span text:style-name="T27_39">.</text:span></text:p>
        </text:list-item>
        <text:list-item>
          <text:p text:style-name="P28"><text:span text:style-name="T28_1">Java</text:span><text:span text:style-name="T28_2"><text:s/></text:span><text:span text:style-name="T28_3">Certificate</text:span><text:span text:style-name="T28_4">:<text:s/></text:span><text:span text:style-name="T28_5">Awarded</text:span><text:span text:style-name="T28_6"><text:s/></text:span><text:span text:style-name="T28_7">a</text:span><text:span text:style-name="T28_8"><text:s/></text:span><text:span text:style-name="T28_9">course</text:span><text:span text:style-name="T28_10"><text:s/></text:span><text:span text:style-name="T28_11">completion</text:span><text:span text:style-name="T28_12"><text:s/></text:span><text:span text:style-name="T28_13">certificate</text:span><text:span text:style-name="T28_14"><text:s/></text:span><text:span text:style-name="T28_15">from</text:span><text:span text:style-name="T28_16"><text:s/></text:span><text:span text:style-name="T28_17">Aptech</text:span><text:span text:style-name="T28_18"><text:s/></text:span><text:span text:style-name="T28_19">India</text:span><text:span text:style-name="T28_20"><text:s/></text:span><text:span text:style-name="T28_21">Pvt</text:span><text:span text:style-name="T28_22">.<text:s/></text:span><text:span text:style-name="T28_23">Ltd</text:span><text:span text:style-name="T28_24">.<text:s/></text:span><text:span text:style-name="T28_25">for</text:span><text:span text:style-name="T28_26"><text:s/></text:span><text:span text:style-name="T28_27">completing</text:span><text:span text:style-name="T28_28"><text:s/></text:span><text:span text:style-name="T28_29">the</text:span><text:span text:style-name="T28_30"><text:s/></text:span><text:span text:style-name="T28_31">J</text:span><text:span text:style-name="T28_32">2</text:span><text:span text:style-name="T28_33">SE</text:span><text:span text:style-name="T28_34"><text:s/></text:span><text:span text:style-name="T28_35">course</text:span><text:span text:style-name="T28_36"><text:s/></text:span><text:span text:style-name="T28_37">during</text:span><text:span text:style-name="T28_38"><text:s/></text:span><text:span text:style-name="T28_39">Summer</text:span><text:span text:style-name="T28_40"><text:s/>2014.</text:span></text:p>
        </text:list-item>
        <text:list-item>
          <text:p text:style-name="P29"><text:span text:style-name="T29_1">In</text:span><text:span text:style-name="T29_2">-</text:span><text:span text:style-name="T29_3">plant</text:span><text:span text:style-name="T29_4"><text:s/></text:span><text:span text:style-name="T29_5">Training</text:span><text:span text:style-name="T29_6">:<text:s/></text:span><text:span text:style-name="T29_7">Completed</text:span><text:span text:style-name="T29_8"><text:s/></text:span><text:span text:style-name="T29_9">a</text:span><text:span text:style-name="T29_10"><text:s/>2-</text:span><text:span text:style-name="T29_11">week</text:span><text:span text:style-name="T29_12"><text:s/></text:span><text:span text:style-name="T29_13">in</text:span><text:span text:style-name="T29_14">-</text:span><text:span text:style-name="T29_15">plant</text:span><text:span text:style-name="T29_16"><text:s/></text:span><text:span text:style-name="T29_17">training</text:span><text:span text:style-name="T29_18"><text:s/></text:span><text:span text:style-name="T29_19">from</text:span><text:span text:style-name="T29_20"><text:s/></text:span><text:span text:style-name="T29_21">HCL</text:span><text:span text:style-name="T29_22"><text:s/></text:span><text:span text:style-name="T29_23">Technologies</text:span><text:span text:style-name="T29_24">,<text:s/></text:span><text:span text:style-name="T29_25">Chennai</text:span><text:span text:style-name="T29_26">,<text:s/></text:span><text:span text:style-name="T29_27">during</text:span><text:span text:style-name="T29_28"><text:s/></text:span><text:span text:style-name="T29_29">winter</text:span><text:span text:style-name="T29_30"><text:s/>2013.<text:s text:c="2"/></text:span><text:span text:style-name="T29_31">Gained</text:span><text:span text:style-name="T29_32"><text:s/></text:span><text:span text:style-name="T29_33">industrial</text:span><text:span text:style-name="T29_34"><text:s/></text:span><text:span text:style-name="T29_35">exposure</text:span><text:span text:style-name="T29_36"><text:s/></text:span><text:span text:style-name="T29_37">of</text:span><text:span text:style-name="T29_38"><text:s/></text:span><text:span text:style-name="T29_39">real</text:span><text:span text:style-name="T29_40">-</text:span><text:span text:style-name="T29_41">world</text:span><text:span text:style-name="T29_42"><text:s/></text:span><text:span text:style-name="T29_43">software</text:span><text:span text:style-name="T29_44"><text:s/></text:span><text:span text:style-name="T29_45">development</text:span><text:span text:style-name="T29_46">.<text:s/></text:span><text:span text:style-name="T29_47">Attended</text:span><text:span text:style-name="T29_48"><text:s/></text:span><text:span text:style-name="T29_49">workshops</text:span><text:span text:style-name="T29_50"><text:s/></text:span><text:span text:style-name="T29_51">on</text:span><text:span text:style-name="T29_52"><text:s/></text:span><text:span text:style-name="T29_53">Android</text:span><text:span text:style-name="T29_54"><text:s/></text:span><text:span text:style-name="T29_55">application</text:span><text:span text:style-name="T29_56"><text:s/></text:span><text:span text:style-name="T29_57">development</text:span><text:span text:style-name="T29_58"><text:s/></text:span><text:span text:style-name="T29_59">and</text:span><text:span text:style-name="T29_60"><text:s/></text:span><text:span text:style-name="T29_61">PC</text:span><text:span text:style-name="T29_62"><text:s/></text:span><text:span text:style-name="T29_63">hardware</text:span><text:span text:style-name="T29_64">.</text:span></text:p>
        </text:list-item>
      </text:list>
      <text:p text:style-name="P30"/>
      <text:p text:style-name="P31"><text:span text:style-name="T31_1">A</text:span><text:span text:style-name="T31_2">ffiliations</text:span></text:p>
      <text:list text:style-name="LS4" xml:id="list17">
        <text:list-item>
          <text:p text:style-name="P32"><text:span text:style-name="T32_1">Forum</text:span><text:span text:style-name="T32_2"><text:s/></text:span><text:span text:style-name="T32_3">for</text:span><text:span text:style-name="T32_4"><text:s/></text:span><text:span text:style-name="T32_5">Aspiring</text:span><text:span text:style-name="T32_6"><text:s/></text:span><text:span text:style-name="T32_7">Computer</text:span><text:span text:style-name="T32_8"><text:s/></text:span><text:span text:style-name="T32_9">Engineers</text:span><text:span text:style-name="T32_10"><text:s/>(</text:span><text:span text:style-name="T32_11">FACE</text:span><text:span text:style-name="T32_12">):<text:s/></text:span><text:span text:style-name="T32_13">Acted</text:span><text:span text:style-name="T32_14"><text:s/></text:span><text:span text:style-name="T32_15">as</text:span><text:span text:style-name="T32_16"><text:s/></text:span><text:span text:style-name="T32_17">an</text:span><text:span text:style-name="T32_18"><text:s/></text:span><text:span text:style-name="T32_19">executive</text:span><text:span text:style-name="T32_20"><text:s/></text:span><text:span text:style-name="T32_21">member</text:span><text:span text:style-name="T32_22">/<text:s/></text:span><text:span text:style-name="T32_23">office</text:span><text:span text:style-name="T32_24"><text:s/></text:span><text:span text:style-name="T32_25">bearer</text:span><text:span text:style-name="T32_26"><text:s/></text:span><text:span text:style-name="T32_27">of</text:span><text:span text:style-name="T32_28"><text:s/></text:span><text:span text:style-name="T32_29">FACE</text:span><text:span text:style-name="T32_30">,<text:s/></text:span><text:span text:style-name="T32_31">the</text:span><text:span text:style-name="T32_32"><text:s/></text:span><text:span text:style-name="T32_33">computer</text:span><text:span text:style-name="T32_34"><text:s/></text:span><text:span text:style-name="T32_35">science</text:span><text:span text:style-name="T32_36"><text:s/></text:span><text:span text:style-name="T32_37">forum</text:span><text:span text:style-name="T32_38"><text:s/></text:span><text:span text:style-name="T32_39">of</text:span><text:span text:style-name="T32_40"><text:s/></text:span><text:span text:style-name="T32_41">Amrita</text:span><text:span text:style-name="T32_42"><text:s/></text:span><text:span text:style-name="T32_43">School</text:span><text:span text:style-name="T32_44"><text:s/></text:span><text:span text:style-name="T32_45">of</text:span><text:span text:style-name="T32_46"><text:s/></text:span><text:span text:style-name="T32_47">Engineering</text:span><text:span text:style-name="T32_48">,<text:s/></text:span><text:span text:style-name="T32_49">Bangalore</text:span><text:span text:style-name="T32_50">.<text:s/></text:span><text:span text:style-name="T32_51">Helped</text:span><text:span text:style-name="T32_52"><text:s/></text:span><text:span text:style-name="T32_53">in</text:span><text:span text:style-name="T32_54"><text:s/></text:span><text:span text:style-name="T32_55">organizing</text:span><text:span text:style-name="T32_56"><text:s/></text:span><text:span text:style-name="T32_57">many</text:span><text:span text:style-name="T32_58"><text:s/></text:span><text:span text:style-name="T32_59">events</text:span><text:span text:style-name="T32_60">,</text:span><text:span text:style-name="T32_61">seminars</text:span><text:span text:style-name="T32_62"><text:s/></text:span><text:span text:style-name="T32_63">and</text:span><text:span text:style-name="T32_64"><text:s/></text:span><text:span text:style-name="T32_65">workshops</text:span><text:span text:style-name="T32_66"><text:s/></text:span><text:span text:style-name="T32_67">aimed</text:span><text:span text:style-name="T32_68"><text:s/></text:span><text:span text:style-name="T32_69">at</text:span><text:span text:style-name="T32_70"><text:s/></text:span><text:span text:style-name="T32_71">imparting</text:span><text:span text:style-name="T32_72"><text:s/></text:span><text:span text:style-name="T32_73">knowledge</text:span><text:span text:style-name="T32_74"><text:s/></text:span><text:span text:style-name="T32_75">in</text:span><text:span text:style-name="T32_76"><text:s/></text:span><text:span text:style-name="T32_77">the</text:span><text:span text:style-name="T32_78"><text:s/></text:span><text:span text:style-name="T32_79">field</text:span><text:span text:style-name="T32_80"><text:s/></text:span><text:span text:style-name="T32_81">of</text:span><text:span text:style-name="T32_82"><text:s/></text:span><text:span text:style-name="T32_83">computer</text:span><text:span text:style-name="T32_84"><text:s/></text:span><text:span text:style-name="T32_85">science</text:span><text:span text:style-name="T32_86"><text:s/></text:span><text:span text:style-name="T32_87">and</text:span><text:span text:style-name="T32_88"><text:s/></text:span><text:span text:style-name="T32_89">technology</text:span><text:span text:style-name="T32_90">.</text:span></text:p>
        </text:list-item>
      </text:list>
      <text:p text:style-name="P33"/>
      <text:p text:style-name="P34"><text:span text:style-name="T34_1">M</text:span><text:span text:style-name="T34_2">agazine</text:span><text:span text:style-name="T34_3"><text:s/></text:span><text:span text:style-name="T34_4">Publications</text:span><text:span text:style-name="T34_5">:</text:span></text:p>
      <text:list text:style-name="LS5" xml:id="list18">
        <text:list-item>
          <text:p text:style-name="P35"><text:span text:style-name="T35_1">Open</text:span><text:span text:style-name="T35_2">-</text:span><text:span text:style-name="T35_3">Source</text:span><text:span text:style-name="T35_4"><text:s/></text:span><text:span text:style-name="T35_5">Licensing</text:span><text:span text:style-name="T35_6"><text:s/></text:span><text:span text:style-name="T35_7">Guide</text:span><text:span text:style-name="T35_8"><text:s/></text:span><text:span text:style-name="T35_9">-<text:s/></text:span><text:span text:style-name="T35_10">Open</text:span><text:span text:style-name="T35_11"><text:s/></text:span><text:span text:style-name="T35_12">Source</text:span><text:span text:style-name="T35_13"><text:s/></text:span><text:span text:style-name="T35_14">for</text:span><text:span text:style-name="T35_15"><text:s/></text:span><text:span text:style-name="T35_16">You</text:span><text:span text:style-name="T35_17"><text:s/>(</text:span><text:span text:style-name="T35_18">OSFY</text:span><text:span text:style-name="T35_19">)</text:span></text:p>
        </text:list-item>
        <text:list-item>
          <text:p text:style-name="P36"><text:span text:style-name="T36_1">Getting</text:span><text:span text:style-name="T36_2"><text:s/></text:span><text:span text:style-name="T36_3">Started</text:span><text:span text:style-name="T36_4"><text:s/></text:span><text:span text:style-name="T36_5">with</text:span><text:span text:style-name="T36_6"><text:s/></text:span><text:span text:style-name="T36_7">Dart</text:span><text:span text:style-name="T36_8"><text:s/></text:span><text:span text:style-name="T36_9">Programming</text:span><text:span text:style-name="T36_10"><text:s/></text:span><text:span text:style-name="T36_11">Language</text:span><text:span text:style-name="T36_12"><text:s/></text:span><text:span text:style-name="T36_13">-<text:s/></text:span><text:span text:style-name="T36_14">Open</text:span><text:span text:style-name="T36_15"><text:s/></text:span><text:span text:style-name="T36_16">Source</text:span><text:span text:style-name="T36_17"><text:s/></text:span><text:span text:style-name="T36_18">for</text:span><text:span text:style-name="T36_19"><text:s/></text:span><text:span text:style-name="T36_20">You</text:span><text:span text:style-name="T36_21"><text:s/>(</text:span><text:span text:style-name="T36_22">OSFY</text:span><text:span text:style-name="T36_23">)<text:s/>-<text:s/></text:span><text:span text:style-name="T36_24">October</text:span><text:span text:style-name="T36_25"><text:s/>2015</text:span></text:p>
        </text:list-item>
        <text:list-item>
          <text:p text:style-name="P37"><text:span text:style-name="T37_1">How</text:span><text:span text:style-name="T37_2"><text:s/></text:span><text:span text:style-name="T37_3">students</text:span><text:span text:style-name="T37_4"><text:s/></text:span><text:span text:style-name="T37_5">can</text:span><text:span text:style-name="T37_6"><text:s/></text:span><text:span text:style-name="T37_7">contribute</text:span><text:span text:style-name="T37_8"><text:s/></text:span><text:span text:style-name="T37_9">to</text:span><text:span text:style-name="T37_10"><text:s/></text:span><text:span text:style-name="T37_11">FOSS</text:span><text:span text:style-name="T37_12"><text:s/>-<text:s/></text:span><text:span text:style-name="T37_13">Open</text:span><text:span text:style-name="T37_14"><text:s/></text:span><text:span text:style-name="T37_15">Source</text:span><text:span text:style-name="T37_16"><text:s/></text:span><text:span text:style-name="T37_17">for</text:span><text:span text:style-name="T37_18"><text:s/></text:span><text:span text:style-name="T37_19">You</text:span><text:span text:style-name="T37_20"><text:s/>(</text:span><text:span text:style-name="T37_21">OSFY</text:span><text:span text:style-name="T37_22">)<text:s/>-<text:s/></text:span><text:span text:style-name="T37_23">August</text:span><text:span text:style-name="T37_24"><text:s/>2015</text:span></text:p>
        </text:list-item>
        <text:list-item>
          <text:p text:style-name="P38"><text:span text:style-name="T38_1">Generating</text:span><text:span text:style-name="T38_2"><text:s/></text:span><text:span text:style-name="T38_3">Graphics</text:span><text:span text:style-name="T38_4"><text:s/></text:span><text:span text:style-name="T38_5">with</text:span><text:span text:style-name="T38_6"><text:s/></text:span><text:span text:style-name="T38_7">OpenGL</text:span><text:span text:style-name="T38_8"><text:s/>-<text:s/></text:span><text:span text:style-name="T38_9">Open</text:span><text:span text:style-name="T38_10"><text:s/></text:span><text:span text:style-name="T38_11">Source</text:span><text:span text:style-name="T38_12"><text:s/></text:span><text:span text:style-name="T38_13">for</text:span><text:span text:style-name="T38_14"><text:s/></text:span><text:span text:style-name="T38_15">You</text:span><text:span text:style-name="T38_16"><text:s/>(</text:span><text:span text:style-name="T38_17">OSFY</text:span><text:span text:style-name="T38_18">)<text:s/>-<text:s/></text:span><text:span text:style-name="T38_19">July</text:span><text:span text:style-name="T38_20"><text:s/>2015</text:span></text:p>
        </text:list-item>
        <text:list-item>
          <text:p text:style-name="P39"><text:span text:style-name="T39_1">Source</text:span><text:span text:style-name="T39_2"><text:s/></text:span><text:span text:style-name="T39_3">code</text:span><text:span text:style-name="T39_4"><text:s/></text:span><text:span text:style-name="T39_5">Management</text:span><text:span text:style-name="T39_6"><text:s/></text:span><text:span text:style-name="T39_7">with</text:span><text:span text:style-name="T39_8"><text:s/></text:span><text:span text:style-name="T39_9">Git</text:span><text:span text:style-name="T39_10"><text:s/>-<text:s/></text:span><text:span text:style-name="T39_11">Sanchita</text:span><text:span text:style-name="T39_12">’15<text:s/>(</text:span><text:span text:style-name="T39_13">Annual</text:span><text:span text:style-name="T39_14"><text:s/></text:span><text:span text:style-name="T39_15">college</text:span><text:span text:style-name="T39_16"><text:s/></text:span><text:span text:style-name="T39_17">magazine</text:span><text:span text:style-name="T39_18">)<text:s/>-<text:s/></text:span><text:span text:style-name="T39_19">Academic</text:span><text:span text:style-name="T39_20"><text:s/></text:span><text:span text:style-name="T39_21">year</text:span><text:span text:style-name="T39_22"><text:s/>-<text:s/>2015</text:span></text:p>
        </text:list-item>
      </text:list>
      <text:p text:style-name="P40"/>
      <text:p text:style-name="P41"><text:span text:style-name="T41_1"><text:tab/></text:span><text:span text:style-name="T41_2">O</text:span><text:span text:style-name="T41_3">ther</text:span><text:span text:style-name="T41_4"><text:s/></text:span><text:span text:style-name="T41_5">Information</text:span></text:p>
      <text:list text:style-name="LS6" xml:id="list23">
        <text:list-item>
          <text:p text:style-name="P42"><text:span text:style-name="T42_1">Github</text:span><text:span text:style-name="T42_2">:<text:s/></text:span><text:span text:style-name="T42_3"><text:a xlink:type="simple" xlink:href="http://github.com/sricharanized"><text:span text:style-name="T42_4">http</text:span></text:a></text:span><text:span text:style-name="T42_5"><text:a xlink:type="simple" xlink:href="http://github.com/sricharanized"><text:span text:style-name="T42_6">://</text:span></text:a></text:span><text:span text:style-name="T42_7"><text:a xlink:type="simple" xlink:href="http://github.com/sricharanized"><text:span text:style-name="T42_8">github</text:span></text:a></text:span><text:span text:style-name="T42_9"><text:a xlink:type="simple" xlink:href="http://github.com/sricharanized"><text:span text:style-name="T42_10">.</text:span></text:a></text:span><text:span text:style-name="T42_11"><text:a xlink:type="simple" xlink:href="http://github.com/sricharanized"><text:span text:style-name="T42_12">com</text:span></text:a></text:span><text:span text:style-name="T42_13"><text:a xlink:type="simple" xlink:href="http://github.com/sricharanized"><text:span text:style-name="T42_14">/</text:span></text:a></text:span><text:span text:style-name="T42_15"><text:a xlink:type="simple" xlink:href="http://github.com/sricharanized"><text:span text:style-name="T42_16">sricharanized</text:span></text:a></text:span></text:p>
        </text:list-item>
        <text:list-item>
          <text:p text:style-name="P43"><text:span text:style-name="T43_1">Date</text:span><text:span text:style-name="T43_2"><text:s/></text:span><text:span text:style-name="T43_3">of</text:span><text:span text:style-name="T43_4"><text:s/></text:span><text:span text:style-name="T43_5">Birth</text:span><text:span text:style-name="T43_6">:</text:span><text:span text:style-name="T43_7"><text:s/>12</text:span><text:span text:style-name="T43_8">th</text:span><text:span text:style-name="T43_9"><text:s/></text:span><text:span text:style-name="T43_10">October</text:span><text:span text:style-name="T43_11"><text:s/>1994</text:span></text:p>
        </text:list-item>
        <text:list-item>
          <text:p text:style-name="P44"><text:span text:style-name="T44_1">Linguistic</text:span><text:span text:style-name="T44_2"><text:s/></text:span><text:span text:style-name="T44_3">Proficiency</text:span><text:span text:style-name="T44_4">:</text:span><text:span text:style-name="T44_5"><text:s/></text:span><text:span text:style-name="T44_6">English</text:span><text:span text:style-name="T44_7">,<text:s/></text:span><text:span text:style-name="T44_8">Hindi</text:span><text:span text:style-name="T44_9"><text:s/></text:span><text:span text:style-name="T44_10">and</text:span><text:span text:style-name="T44_11"><text:s/></text:span><text:span text:style-name="T44_12">Telugu</text:span></text:p>
        </text:list-item>
        <text:list-item>
          <text:p text:style-name="P45"><text:span text:style-name="T45_1">Hobbies</text:span><text:span text:style-name="T45_2">:</text:span><text:span text:style-name="T45_3"><text:s/></text:span><text:span text:style-name="T45_4">Reading</text:span><text:span text:style-name="T45_5"><text:s/></text:span><text:span text:style-name="T45_6">manga</text:span><text:span text:style-name="T45_7">,<text:s/></text:span><text:span text:style-name="T45_8">Watching</text:span><text:span text:style-name="T45_9"><text:s/></text:span><text:span text:style-name="T45_10">Anime</text:span><text:span text:style-name="T45_11"><text:s/></text:span><text:span text:style-name="T45_12">and</text:span><text:span text:style-name="T45_13"><text:s/></text:span><text:span text:style-name="T45_14">Sitco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aven Pro" svg:font-family="Maven Pro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